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9pt" style:font-size-asian="10pt" style:font-size-complex="10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ffffff"/>
      <style:paragraph-properties fo:line-height="150%" style:writing-mode="lr-tb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Armin Schneider</text:span></text:p>
            <text:p><text:span text:style-name="T1">i20170592</text:span></text:p>
            <text:p><text:span text:style-name="T1"><text:date style:data-style-name="D4" text:date-value="2021-04-22">22.04.2021</text:date></text:span><text:span text:style-name="T1"><text:s/></text:span><text:span text:style-name="T1"><text:time style:data-style-name="T2" text:time-value="00:00:00">14:55</text:time></text:span></text:p>
          </draw:text-box>
        </draw:frame>
        <draw:frame draw:style-name="gr2" draw:text-style-name="P2" draw:layer="layout" svg:width="4.058cm" svg:height="0.962cm" svg:x="12.821cm" svg:y="1.3cm">
          <draw:text-box>
            <text:p><text:span text:style-name="T2">ERD &lt;Titel&gt;</text:span></text:p>
          </draw:text-box>
        </draw:frame>
        <draw:custom-shape draw:style-name="gr3" draw:text-style-name="P4" xml:id="id1" draw:id="id1" draw:layer="layout" svg:width="2.5cm" svg:height="1.5cm" svg:x="2.501cm" svg:y="3.05cm">
          <text:p text:style-name="P3"><text:span text:style-name="T3">Liefer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8.6cm" svg:y="4.3cm">
          <text:p text:style-name="P3"><text:span text:style-name="T3">liefer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5.001cm" svg:y1="3.8cm" svg:x2="8.6cm" svg:y2="5.05cm" draw:start-shape="id1" draw:start-glue-point="1" draw:end-shape="id2" draw:end-glue-point="5" svg:d="M5001 3800l3599 1250" svg:viewBox="0 0 3600 1251">
          <text:p text:style-name="P5"><text:span text:style-name="T3">(0, n)</text:span></text:p>
          <text:p text:style-name="P5"><text:span text:style-name="T4"/></text:p>
        </draw:connector>
        <draw:connector draw:style-name="gr5" draw:text-style-name="P6" draw:layer="layout" draw:type="line" svg:x1="11.1cm" svg:y1="5.05cm" svg:x2="14.401cm" svg:y2="3.8cm" draw:start-shape="id2" draw:start-glue-point="7" draw:end-shape="id3" draw:end-glue-point="3" svg:d="M11100 5050l3301-1250" svg:viewBox="0 0 3302 1251">
          <text:p text:style-name="P5"><text:span text:style-name="T3">(0, m)</text:span></text:p>
          <text:p text:style-name="P5"><text:span text:style-name="T4"/></text:p>
        </draw:connector>
        <draw:custom-shape draw:style-name="gr3" draw:text-style-name="P4" xml:id="id3" draw:id="id3" draw:layer="layout" svg:width="2.5cm" svg:height="1.5cm" svg:x="14.401cm" svg:y="3.05cm">
          <text:p text:style-name="P3"><text:span text:style-name="T3">Te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2.5cm" svg:height="1.5cm" svg:x="8.6cm" svg:y="7.1cm">
          <text:p text:style-name="P3"><text:span text:style-name="T3">Projek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9.85cm" svg:y1="5.8cm" svg:x2="9.85cm" svg:y2="7.1cm" draw:start-shape="id2" draw:start-glue-point="6" draw:end-shape="id4" draw:end-glue-point="0" svg:d="M9850 5800v1300" svg:viewBox="0 0 1 1301">
          <text:p text:style-name="P5"><text:span text:style-name="T3">(0, r)</text:span></text:p>
          <text:p text:style-name="P5"><text:span text:style-name="T4"/></text:p>
        </draw:connector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 text:style-name="P7"><text:span text:style-name="T1">Armin Schneider</text:span></text:p>
            <text:p text:style-name="P7"><text:span text:style-name="T1">i20170592</text:span></text:p>
            <text:p><text:span text:style-name="T1"><text:date style:data-style-name="D4" text:date-value="2021-04-22">22.04.2021</text:date></text:span><text:span text:style-name="T1"><text:s/></text:span><text:span text:style-name="T1"><text:time style:data-style-name="T2" text:time-value="00:00:00">14:55</text:time></text:span></text:p>
          </draw:text-box>
        </draw:frame>
        <draw:frame draw:style-name="gr6" draw:text-style-name="P2" draw:layer="layout" svg:width="5.366cm" svg:height="0.962cm" svg:x="12.167cm" svg:y="1.3cm">
          <draw:text-box>
            <text:p><text:span text:style-name="T2">Attribute &lt;Titel&gt;</text:span></text:p>
          </draw:text-box>
        </draw:frame>
        <draw:frame draw:style-name="gr7" draw:text-style-name="P9" draw:layer="layout" svg:width="26.1cm" svg:height="16.056cm" svg:x="1.9cm" svg:y="3.044cm">
          <draw:text-box>
            <text:p text:style-name="P8"><text:span text:style-name="T5">Lieferant(</text:span><text:span text:style-name="T6">LNR</text:span><text:span text:style-name="T5">, LNAME, RABATT, STADT)</text:span></text:p>
            <text:p text:style-name="P8"><text:span text:style-name="T5">Teile(</text:span><text:span text:style-name="T6">TNR</text:span><text:span text:style-name="T5">, TNAME, FARBE, PREIS, STADT)</text:span></text:p>
            <text:p text:style-name="P8"><text:span text:style-name="T5">Projekte(</text:span><text:span text:style-name="T6">PNR</text:span><text:span text:style-name="T5">, PNAME, STADT)</text:span></text:p>
            <text:p text:style-name="P8"><text:span text:style-name="T5">...</text:span></text:p>
            <text:p text:style-name="P8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protected="true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ünter Burgstaller</meta:initial-creator>
    <meta:creation-date>2015-03-05T18:36:17.765030731</meta:creation-date>
    <dc:date>2021-04-22T14:55:43.469000000</dc:date>
    <meta:editing-duration>PT6H54M22S</meta:editing-duration>
    <meta:editing-cycles>44</meta:editing-cycles>
    <meta:generator>LibreOffice/7.1.2.2$Windows_X86_64 LibreOffice_project/8a45595d069ef5570103caea1b71cc9d82b2aae4</meta:generator>
    <meta:printed-by>Günter Burgstaller</meta:printed-by>
    <meta:print-date>2015-03-08T13:02:56.548496712</meta:print-date>
    <meta:document-statistic meta:object-count="12"/>
  </office:meta>
</office:document-meta>
</file>